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1" svg:font-family="'Arial Unicode MS'" style:font-pitch="variable"/>
    <style:font-face style:name="Courier New3" svg:font-family="'Courier New'" style:font-pitch="variable"/>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_20_saisie">
      <style:graphic-properties fo:min-height="0.017cm"/>
    </style:style>
    <style:style style:name="gr3" style:family="graphic" style:parent-style-name="code_20_saisie">
      <style:graphic-properties fo:min-height="8.75cm"/>
    </style:style>
    <style:style style:name="gr4"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5" style:family="graphic" style:parent-style-name="code_20_saisie">
      <style:graphic-properties fo:min-height="3.25cm"/>
    </style:style>
    <style:style style:name="gr6" style:family="graphic" style:parent-style-name="standard" style:list-style-name="L4">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left" draw:auto-grow-height="true" draw:auto-grow-width="true" fo:min-height="0cm" fo:min-width="0cm" fo:padding-top="0.125cm" fo:padding-bottom="0.125cm" fo:padding-left="0.25cm" fo:padding-right="0.25cm" draw:shadow="visible" draw:shadow-offset-x="0.3cm" draw:shadow-offset-y="0.3cm" draw:shadow-color="#808080"/>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6">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outline1">
      <style:graphic-properties draw:fill-color="#ffffff" draw:auto-grow-height="true" fo:min-height="14.03cm"/>
    </style:style>
    <style:style style:name="pr5" style:family="presentation" style:parent-style-name="zenika-titre-outline1">
      <style:graphic-properties draw:fill-color="#ffffff" fo:min-height="1.267cm"/>
    </style:style>
    <style:style style:name="pr6" style:family="presentation" style:parent-style-name="zenika-titre-outline1">
      <style:graphic-properties draw:fill-color="#ffffff" draw:auto-grow-height="true" fo:min-height="1.267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P6" style:family="paragraph">
      <style:paragraph-properties fo:margin-left="0.59cm" fo:margin-right="0cm" fo:text-indent="0cm"/>
    </style:style>
    <style:style style:name="P7" style:family="paragraph">
      <style:paragraph-properties fo:margin-left="0cm" fo:margin-right="0cm" fo:text-indent="0cm" style:text-autospace="none"/>
    </style:style>
    <style:style style:name="P8" style:family="paragraph">
      <style:paragraph-properties fo:margin-left="0cm" fo:margin-right="0cm" fo:line-height="100%" fo:text-align="start" fo:text-indent="0cm" style:text-autospace="none" style:punctuation-wrap="hanging" style:line-break="strict"/>
      <style:text-properties style:font-name="TheSansMonoCd-A5Plain1" fo:font-size="16pt" fo:font-weight="bold" style:font-name-asian="TheSansMonoCd-A5Plain1" style:font-size-asian="16pt" style:font-weight-asian="bold" style:font-name-complex="TheSansMonoCd-A5Plain1" style:font-size-complex="16pt" style:font-weight-complex="bold"/>
    </style:style>
    <style:style style:name="P9"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normal" style:font-name-asian="TheSansMonoCd-A5Plain1" style:font-size-asian="16pt" style:font-weight-asian="normal" style:font-name-complex="TheSansMonoCd-A5Plain1" style:font-size-complex="16pt" style:font-weight-complex="normal"/>
    </style:style>
    <style:style style:name="P10" style:family="paragraph">
      <style:paragraph-properties fo:margin-left="0cm" fo:margin-right="0cm" fo:text-align="center" fo:text-indent="0cm"/>
      <style:text-properties fo:color="#942824" style:font-name="Arial" fo:font-size="14pt" style:font-size-asian="14pt" style:font-size-complex="14pt"/>
    </style:style>
    <style:style style:name="P11"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normal" style:font-name-asian="TheSansMonoCd-A5Plain1" style:font-size-asian="8pt" style:font-weight-asian="normal" style:font-name-complex="TheSansMonoCd-A5Plain1" style:font-size-complex="4.59999990463257pt" style:font-weight-complex="normal"/>
    </style:style>
    <style:style style:name="P12" style:family="paragraph">
      <style:paragraph-properties fo:margin-left="0cm" fo:margin-right="0cm" fo:text-align="start" fo:text-indent="0cm" style:text-autospace="none"/>
    </style:style>
    <style:style style:name="P13" style:family="paragraph">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4" style:family="paragraph">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942824" style:text-outline="false" style:text-line-through-style="none" style:text-position="0% 100%" style:font-name="Arial" fo:font-size="44pt" fo:font-style="normal" fo:text-shadow="none" style:text-underline-style="none" fo:font-weight="bold"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T1" style:family="text">
      <style:text-properties fo:font-size="32pt" fo:font-weight="bold" style:font-size-asian="32pt" style:font-size-complex="32pt"/>
    </style:style>
    <style:style style:name="T2" style:family="text">
      <style:text-properties fo:font-size="20pt" fo:font-weight="bold" style:font-size-asian="20pt" style:font-size-complex="20pt"/>
    </style:style>
    <style:style style:name="T3" style:family="text">
      <style:text-properties fo:color="#5f5f5f" style:text-outline="false" style:text-line-through-styl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1" style:font-size-asian="20pt" style:language-asian="zxx" style:country-asian="none" style:font-style-asian="italic" style:font-weight-asian="normal" style:font-name-complex="Arial Unicode MS1" style:font-size-complex="20pt" style:language-complex="zxx" style:country-complex="none" style:font-style-complex="italic" style:font-weight-complex="normal" style:text-emphasize="none" style:text-scale="100%" style:font-relief="none"/>
    </style:style>
    <style:style style:name="T4" style:family="text">
      <style:text-properties fo:color="#000000" style:font-name="Courier New2" fo:font-size="16pt" fo:language="fr" fo:country="FR" fo:font-weight="bold" style:font-name-asian="Courier New4" style:font-size-asian="16pt" style:font-weight-asian="bold" style:font-name-complex="Courier New4" style:font-size-complex="16pt" style:font-weight-complex="bold"/>
    </style:style>
    <style:style style:name="T5" style:family="text">
      <style:text-properties fo:color="#333333" style:text-outline="false" style:text-line-through-styl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6" style:family="text">
      <style:text-properties fo:color="#0080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7" style:family="text">
      <style:text-properties fo:color="#008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8"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9"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0" style:family="text">
      <style:text-properties fo:color="#00ae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11"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2" style:family="text">
      <style:text-properties fo:color="#942824" style:font-name="Arial" fo:font-size="14pt" fo:font-weight="bold" style:font-size-asian="14pt" style:font-weight-asian="bold" style:font-size-complex="14pt" style:font-weight-complex="bold"/>
    </style:style>
    <style:style style:name="T13" style:family="text">
      <style:text-properties fo:color="#000000" style:font-name="Courier New2" fo:font-size="13pt" fo:language="fr" fo:country="FR" fo:font-weight="normal" style:font-name-asian="Courier New4" style:font-size-asian="13pt" style:font-weight-asian="normal" style:font-name-complex="Courier New4" style:font-size-complex="13pt" style:font-weight-complex="normal"/>
    </style:style>
    <style:style style:name="T14" style:family="text">
      <style:text-properties fo:color="#ff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15" style:family="text">
      <style:text-properties fo:color="#942824" style:text-outline="false" style:text-line-through-style="none" style:text-position="0% 100%" style:font-name="Arial" fo:font-size="44pt" fo:font-style="normal" fo:text-shadow="none" style:text-underline-style="none" fo:font-weight="bold"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Mise en place</text:span></text:p>
            <text:p text:style-name="P2"><text:span text:style-name="T1"/></text:p>
            <text:p text:style-name="P2"><text:span text:style-name="T2">(Installation &amp; Configuration)</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Installation</text:p>
          </draw:text-box>
        </draw:frame>
        <draw:frame presentation:style-name="pr4" draw:text-style-name="P6" draw:layer="layout" svg:width="23.438cm" svg:height="14.986cm" svg:x="0.543cm" svg:y="3.625cm" presentation:class="outline" presentation:user-transformed="true">
          <draw:text-box>
            <text:list text:style-name="L3">
              <text:list-item>
                <text:p text:style-name="P1">Récupérer une version de Maven (Maven 2.x ou Maven 3.x en fonction des besoins et de l'existant)<text:line-break/><text:tab/><text:a xlink:href="http://maven.apache.org/" xlink:type="simple">http://maven.apache.org/</text:a><text:line-break/></text:p>
              </text:list-item>
              <text:list-item>
                <text:p text:style-name="P1">Extraire l'archive Maven dans un emplacement d'installation</text:p>
              </text:list-item>
            </text:list>
            <text:p text:style-name="P5"><text:span text:style-name="T3">Windows : C:\tools\maven</text:span></text:p>
            <text:p text:style-name="P5"><text:span text:style-name="T3">Unix : /usr/local/apache-maven</text:span><text:span text:style-name="T3"><text:line-break/></text:span><text:span text:style-name="T3"/></text:p>
            <text:list text:continue-numbering="true" text:style-name="L3">
              <text:list-item>
                <text:p text:style-name="P1">Renseigner la variable JAVA_HOME</text:p>
                <text:list>
                  <text:list-item>
                    <text:p>Utilisée pour localiser l'emplacement du JDK lors du build<text:line-break/></text:p>
                  </text:list-item>
                </text:list>
              </text:list-item>
              <text:list-item>
                <text:p text:style-name="P1">Ajouter la distribution de Maven dans le path</text:p>
                <text:list>
                  <text:list-item>
                    <text:p>Préférable d'utiliser une variable d’environnement intermédiaire comme M2_HOME<text:line-break/></text:p>
                  </text:list-item>
                </text:list>
              </text:list-item>
              <text:list-item>
                <text:p text:style-name="P1">Tester</text:p>
              </text:list-item>
            </text:list>
          </draw:text-box>
        </draw:frame>
        <draw:frame draw:style-name="gr2" draw:text-style-name="P8" draw:layer="layout" svg:width="5.5cm" svg:height="0.89cm" svg:x="4.5cm" svg:y="17.61cm">
          <draw:text-box>
            <text:p text:style-name="P7"><text:span text:style-name="T4">mvn --version</text:span></text:p>
          </draw:text-box>
        </draw:frame>
        <presentation:notes draw:style-name="dp2">
          <draw:page-thumbnail draw:style-name="gr1" draw:layer="layout" svg:width="12.572cm" svg:height="9.489cm" svg:x="3.219cm" svg:y="1.908cm" draw:page-number="2" presentation:class="page"/>
          <draw:frame presentation:style-name="pr3" draw:text-style-name="P1" draw:layer="layout" svg:width="13.93cm" svg:height="11.393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ré-conditions</text:p>
          </draw:text-box>
        </draw:frame>
        <draw:frame presentation:style-name="pr4" draw:text-style-name="P6" draw:layer="layout" svg:width="23.438cm" svg:height="14.03cm" svg:x="0.86cm" svg:y="4.233cm" presentation:class="outline" presentation:user-transformed="true">
          <draw:text-box>
            <text:list text:style-name="L3">
              <text:list-item>
                <text:p text:style-name="P1">JRE</text:p>
                <text:list>
                  <text:list-item>
                    <text:p><text:span text:style-name="T5">JRE 1.4+ pour Maven &gt; 2.x</text:span></text:p>
                  </text:list-item>
                  <text:list-item>
                    <text:p text:style-name="P1">JRE 1.5+ pour Maven &gt; 3.x<text:line-break/></text:p>
                  </text:list-item>
                </text:list>
              </text:list-item>
              <text:list-item>
                <text:p text:style-name="P1">Mémoire </text:p>
                <text:list>
                  <text:list-item>
                    <text:p text:style-name="P1">Conseil : &gt;500Mo pour la génération de certains plugins de métriques et de reporting<text:line-break/></text:p>
                  </text:list-item>
                </text:list>
              </text:list-item>
              <text:list-item>
                <text:p text:style-name="P1">Espace disque</text:p>
                <text:list>
                  <text:list-item>
                    <text:p text:style-name="P1">Distribution : &lt;3M</text:p>
                  </text:list-item>
                  <text:list-item>
                    <text:p text:style-name="P1">Prévoir une taille suffisante pour le repository local<text:line-break/></text:p>
                  </text:list-item>
                </text:list>
              </text:list-item>
              <text:list-item>
                <text:p text:style-name="P1">Système d'exploitation</text:p>
                <text:list>
                  <text:list-item>
                    <text:p text:style-name="P1">Tous</text:p>
                  </text:list-item>
                </text:list>
              </text:list-item>
            </text:list>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Descripteur Maven (1/2)</text:p>
          </draw:text-box>
        </draw:frame>
        <draw:frame presentation:style-name="pr5" draw:text-style-name="P6" draw:layer="layout" svg:width="23.438cm" svg:height="1.267cm" svg:x="0.562cm" svg:y="3.5cm" presentation:class="outline" presentation:user-transformed="true">
          <draw:text-box>
            <text:list text:style-name="L3">
              <text:list-item>
                <text:p text:style-name="P1">Fichier « settings.xml »</text:p>
              </text:list-item>
            </text:list>
          </draw:text-box>
        </draw:frame>
        <draw:frame draw:style-name="gr3" draw:text-style-name="P9" draw:layer="layout" svg:width="21.5cm" svg:height="13.54cm" svg:x="1.5cm" svg:y="5cm">
          <draw:text-box>
            <text:p text:style-name="P7"><text:span text:style-name="T6">&lt;!-- </text:span><text:span text:style-name="T7">fichier</text:span><text:span text:style-name="T6"> settings.</text:span><text:span text:style-name="T7">xml</text:span><text:span text:style-name="T6"> --&gt;</text:span></text:p>
            <text:p text:style-name="P7"><text:span text:style-name="T8">&lt;</text:span><text:span text:style-name="T9">settings</text:span><text:span text:style-name="T8">&gt;</text:span></text:p>
            <text:p text:style-name="P7"><text:span text:style-name="T10"/></text:p>
            <text:p text:style-name="P7"><text:span text:style-name="T11"><text:s text:c="2"/></text:span><text:span text:style-name="T8">&lt;</text:span><text:span text:style-name="T9">localRepository</text:span><text:span text:style-name="T8">&gt;</text:span><text:span text:style-name="T11">D:\maven\repository</text:span><text:span text:style-name="T8">&lt;/</text:span><text:span text:style-name="T9">localRepository</text:span><text:span text:style-name="T8">&gt;</text:span></text:p>
            <text:p text:style-name="P7"><text:span text:style-name="T10"/></text:p>
            <text:p text:style-name="P7"><text:span text:style-name="T11"><text:s text:c="2"/></text:span><text:span text:style-name="T8">&lt;</text:span><text:span text:style-name="T9">proxies</text:span><text:span text:style-name="T8">&gt;</text:span></text:p>
            <text:p text:style-name="P7"><text:span text:style-name="T11"><text:s text:c="2"/></text:span><text:span text:style-name="T8">&lt;/</text:span><text:span text:style-name="T9">proxies</text:span><text:span text:style-name="T8">&gt;</text:span></text:p>
            <text:p text:style-name="P7"><text:span text:style-name="T10"/></text:p>
            <text:p text:style-name="P7"><text:span text:style-name="T11"><text:s text:c="2"/></text:span><text:span text:style-name="T8">&lt;</text:span><text:span text:style-name="T9">servers</text:span><text:span text:style-name="T8">&gt;</text:span></text:p>
            <text:p text:style-name="P7"><text:span text:style-name="T11"><text:s text:c="2"/></text:span><text:span text:style-name="T8">&lt;/</text:span><text:span text:style-name="T9">servers</text:span><text:span text:style-name="T8">&gt;</text:span></text:p>
            <text:p text:style-name="P7"><text:span text:style-name="T10"/></text:p>
            <text:p text:style-name="P7"><text:span text:style-name="T11"><text:s text:c="2"/></text:span><text:span text:style-name="T8">&lt;</text:span><text:span text:style-name="T9">mirrors</text:span><text:span text:style-name="T8">&gt;</text:span></text:p>
            <text:p text:style-name="P7"><text:span text:style-name="T11"><text:s text:c="2"/></text:span><text:span text:style-name="T8">&lt;/</text:span><text:span text:style-name="T9">mirrors</text:span><text:span text:style-name="T8">&gt;</text:span></text:p>
            <text:p text:style-name="P7"><text:span text:style-name="T10"><text:s text:c="2"/></text:span></text:p>
            <text:p text:style-name="P7"><text:span text:style-name="T11"><text:s text:c="2"/></text:span><text:span text:style-name="T8">&lt;</text:span><text:span text:style-name="T9">profiles</text:span><text:span text:style-name="T8">&gt;</text:span></text:p>
            <text:p text:style-name="P7"><text:span text:style-name="T8"><text:tab/></text:span><text:span text:style-name="T8">...</text:span></text:p>
            <text:p text:style-name="P7"><text:span text:style-name="T11"><text:s text:c="2"/></text:span><text:span text:style-name="T8">&lt;/</text:span><text:span text:style-name="T9">profiles</text:span><text:span text:style-name="T8">&gt;</text:span></text:p>
            <text:p text:style-name="P7"><text:span text:style-name="T10"/></text:p>
            <text:p text:style-name="P7"><text:span text:style-name="T11"><text:s text:c="2"/></text:span><text:span text:style-name="T8">&lt;</text:span><text:span text:style-name="T9">activeProfiles</text:span><text:span text:style-name="T8">&gt;</text:span></text:p>
            <text:p text:style-name="P7"><text:span text:style-name="T11"><text:s text:c="4"/></text:span><text:span text:style-name="T8">&lt;</text:span><text:span text:style-name="T9">activeProfile</text:span><text:span text:style-name="T8">&gt;</text:span><text:span text:style-name="T11">zenika-repositories</text:span><text:span text:style-name="T8">&lt;/</text:span><text:span text:style-name="T9">activeProfile</text:span><text:span text:style-name="T8">&gt;</text:span></text:p>
            <text:p text:style-name="P7"><text:span text:style-name="T11"><text:s text:c="2"/></text:span><text:span text:style-name="T8">&lt;/</text:span><text:span text:style-name="T9">activeProfiles</text:span><text:span text:style-name="T8">&gt;</text:span></text:p>
            <text:p text:style-name="P7"><text:span text:style-name="T10"/></text:p>
            <text:p text:style-name="P7"><text:span text:style-name="T8">&lt;/</text:span><text:span text:style-name="T9">settings</text:span><text:span text:style-name="T8">&gt;</text:span></text:p>
          </draw:text-box>
        </draw:frame>
        <draw:custom-shape draw:style-name="gr4" draw:text-style-name="P10" draw:layer="layout" svg:width="8.5cm" svg:height="6cm" svg:x="15.5cm" svg:y="8.5cm">
          <text:p text:style-name="P2"><text:span text:style-name="T12">Ce fichier contient :</text:span><text:span text:style-name="T12"><text:line-break/></text:span><text:span text:style-name="T12"/></text:p>
          <text:p text:style-name="P2"><text:span text:style-name="T12"><text:s/></text:span><text:span text:style-name="T12">Emplacement du dépôt local</text:span><text:span text:style-name="T12"><text:line-break/></text:span><text:span text:style-name="T12">Emplacement des dépôts distants</text:span></text:p>
          <text:p text:style-name="P2"><text:span text:style-name="T12">Informations d'authentification</text:span></text:p>
          <text:p text:style-name="P2"><text:span text:style-name="T12">Propriétés globales</text:span></text:p>
          <text:p text:style-name="P2"><text:span text:style-name="T12"><text:s/></text:span><text:span text:style-name="T12">...</text:span><text:span text:style-name="T12"><text:line-break/></text:span><text:span text:style-name="T12"/></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draw:text-box>
              <text:p text:style-name="P1">Valeur par défaut du localRepository : ${user.dir}/.m2/repository</text:p>
            </draw:text-box>
          </draw:frame>
        </presentation:notes>
      </draw:page>
      <draw:page draw:name="page5"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Descripteur Maven (2/2)</text:p>
          </draw:text-box>
        </draw:frame>
        <draw:frame presentation:style-name="pr4" draw:text-style-name="P6" draw:layer="layout" svg:width="23.438cm" svg:height="14.03cm" svg:x="0.86cm" svg:y="4.233cm" presentation:class="outline" presentation:user-transformed="true">
          <draw:text-box>
            <text:list text:style-name="L3">
              <text:list-item>
                <text:p text:style-name="P1">Fichiers présents dans</text:p>
                <text:list>
                  <text:list-item>
                    <text:p text:style-name="P1">$M2_HOME/conf/settings.xml</text:p>
                  </text:list-item>
                  <text:list-item>
                    <text:p text:style-name="P1">$USER_HOME/.m2/settings.xml  (optionnel)<text:line-break/></text:p>
                  </text:list-item>
                </text:list>
              </text:list-item>
              <text:list-item>
                <text:p text:style-name="P1">A l'exécution, Maven fusionne le contenu des fichiers « settings.xml » présent dans les deux emplacements</text:p>
                <text:list>
                  <text:list-header>
                    <text:p>En cas de conflits, le contenu du fichier settings.xml dans l'espace utilisateur (<text:span text:style-name="T5">$USER_HOME/.m2/settings.xml)</text:span> est prioritaire</text:p>
                  </text:list-header>
                </text:list>
              </text:list-item>
            </text:list>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presentation:placeholder="true">
            <draw:text-box/>
          </draw:frame>
        </presentation:notes>
      </draw:page>
      <draw:page draw:name="page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Gestion offline</text:p>
          </draw:text-box>
        </draw:frame>
        <draw:frame draw:style-name="gr5" draw:text-style-name="P11" draw:layer="layout" svg:width="12cm" svg:height="3.765cm" svg:x="2.5cm" svg:y="5.5cm">
          <draw:text-box>
            <text:p text:style-name="P7"><text:span text:style-name="T10">&lt;!-- fichier settings.xml --&gt;</text:span></text:p>
            <text:p text:style-name="P7"><text:span text:style-name="T8">&lt;</text:span><text:span text:style-name="T9">settings</text:span><text:span text:style-name="T8">&gt;</text:span></text:p>
            <text:p text:style-name="P7"><text:span text:style-name="T10"><text:s text:c="2"/></text:span><text:span text:style-name="T10">...</text:span></text:p>
            <text:p text:style-name="P7"><text:span text:style-name="T11"><text:s text:c="2"/></text:span><text:span text:style-name="T8">&lt;</text:span><text:span text:style-name="T9">offline</text:span><text:span text:style-name="T8">&gt;</text:span><text:span text:style-name="T11">true</text:span><text:span text:style-name="T8">&lt;/</text:span><text:span text:style-name="T9">offline</text:span><text:span text:style-name="T8">&gt;</text:span></text:p>
            <text:p text:style-name="P7"><text:span text:style-name="T10"><text:s text:c="2"/></text:span><text:span text:style-name="T10">....</text:span></text:p>
            <text:p text:style-name="P7"><text:span text:style-name="T8">&lt;/</text:span><text:span text:style-name="T9">settings</text:span><text:span text:style-name="T8">&gt;</text:span></text:p>
          </draw:text-box>
        </draw:frame>
        <draw:frame presentation:style-name="pr6" draw:text-style-name="P1" draw:layer="layout" svg:width="23.64cm" svg:height="1.267cm" svg:x="0.86cm" svg:y="4.233cm" presentation:class="outline" presentation:user-transformed="true">
          <draw:text-box>
            <text:list text:style-name="L3">
              <text:list-item>
                <text:p text:style-name="P1">Suppression des appels distants</text:p>
              </text:list-item>
            </text:list>
          </draw:text-box>
        </draw:frame>
        <draw:frame draw:style-name="gr2" draw:text-style-name="P8" draw:layer="layout" svg:width="6.5cm" svg:height="0.89cm" svg:x="2.5cm" svg:y="10.614cm">
          <draw:text-box>
            <text:p text:style-name="P7"><text:span text:style-name="T4">mvn &lt;command&gt; -o</text:span></text:p>
          </draw:text-box>
        </draw:frame>
        <draw:custom-shape draw:style-name="gr4" draw:text-style-name="P10" draw:layer="layout" svg:width="4.5cm" svg:height="2.5cm" svg:x="9cm" svg:y="10cm">
          <text:p text:style-name="P2"><text:span text:style-name="T12">Désactivation </text:span><text:span text:style-name="T12"><text:line-break/></text:span><text:span text:style-name="T12">à la</text:span><text:span text:style-name="T12"><text:line-break/></text:span><text:span text:style-name="T12">demand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 draw:text-style-name="P10" draw:layer="layout" svg:width="4.5cm" svg:height="2.5cm" svg:x="13cm" svg:y="5cm">
          <text:p text:style-name="P2"><text:span text:style-name="T12">Désactivation </text:span><text:span text:style-name="T12"><text:line-break/></text:span><text:span text:style-name="T12">global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6" draw:text-style-name="P1" draw:layer="layout" svg:width="23.64cm" svg:height="1.737cm" svg:x="0.5cm" svg:y="13.263cm" presentation:class="outline" presentation:user-transformed="true">
          <draw:text-box>
            <text:list text:style-name="L3">
              <text:list-item>
                <text:p text:style-name="P1">Dans cette situation, un build Maven est en succès uniquement si tous les artefacts nécessaires sont déjà dans le repository local</text:p>
              </text:list-item>
            </text:list>
          </draw:text-box>
        </draw:frame>
        <presentation:notes draw:style-name="dp2">
          <draw:page-thumbnail draw:style-name="gr1" draw:layer="layout" svg:width="12.572cm" svg:height="9.489cm" svg:x="3.219cm" svg:y="1.908cm" draw:page-number="6" presentation:class="page"/>
          <draw:frame presentation:style-name="pr3" draw:text-style-name="P1" draw:layer="layout" svg:width="13.93cm" svg:height="11.393cm" svg:x="2.54cm" svg:y="12.065cm" presentation:class="notes" presentation:placeholder="true">
            <draw:text-box/>
          </draw:frame>
        </presentation:notes>
      </draw:page>
      <draw:page draw:name="page7"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Configuration des proxy</text:p>
          </draw:text-box>
        </draw:frame>
        <draw:frame draw:style-name="gr3" draw:text-style-name="P11" draw:layer="layout" svg:width="18cm" svg:height="12.858cm" svg:x="2cm" svg:y="4.5cm">
          <draw:text-box>
            <text:p text:style-name="P7"><text:span text:style-name="T10">&lt;!-- fichier settings.xml --&gt;</text:span></text:p>
            <text:p text:style-name="P7"><text:span text:style-name="T8">&lt;</text:span><text:span text:style-name="T9">settings</text:span><text:span text:style-name="T8">&gt;</text:span></text:p>
            <text:p text:style-name="P7"><text:span text:style-name="T10"/></text:p>
            <text:p text:style-name="P7"><text:span text:style-name="T10"><text:s text:c="2"/></text:span><text:span text:style-name="T10">...</text:span></text:p>
            <text:p text:style-name="P7"><text:span text:style-name="T11"><text:s text:c="2"/></text:span><text:span text:style-name="T8">&lt;</text:span><text:span text:style-name="T9">proxies</text:span><text:span text:style-name="T8">&gt;</text:span></text:p>
            <text:p text:style-name="P7"><text:span text:style-name="T10"/></text:p>
            <text:p text:style-name="P7"><text:span text:style-name="T11"><text:s text:c="4"/></text:span><text:span text:style-name="T8">&lt;</text:span><text:span text:style-name="T9">proxy</text:span><text:span text:style-name="T8">&gt;</text:span></text:p>
            <text:p text:style-name="P7"><text:span text:style-name="T11"><text:s text:c="6"/></text:span><text:span text:style-name="T8">&lt;</text:span><text:span text:style-name="T9">id</text:span><text:span text:style-name="T8">&gt;</text:span><text:span text:style-name="T11">zenika-proxy</text:span><text:span text:style-name="T8">&lt;/</text:span><text:span text:style-name="T9">id</text:span><text:span text:style-name="T8">&gt;</text:span></text:p>
            <text:p text:style-name="P7"><text:span text:style-name="T11"><text:s text:c="6"/></text:span><text:span text:style-name="T8">&lt;</text:span><text:span text:style-name="T9">active</text:span><text:span text:style-name="T8">&gt;</text:span><text:span text:style-name="T11">true</text:span><text:span text:style-name="T8">&lt;/</text:span><text:span text:style-name="T9">active</text:span><text:span text:style-name="T8">&gt;</text:span></text:p>
            <text:p text:style-name="P7"><text:span text:style-name="T11"><text:s text:c="6"/></text:span><text:span text:style-name="T8">&lt;</text:span><text:span text:style-name="T9">protocol</text:span><text:span text:style-name="T8">&gt;</text:span><text:span text:style-name="T11">http</text:span><text:span text:style-name="T8">&lt;/</text:span><text:span text:style-name="T9">protocol</text:span><text:span text:style-name="T8">&gt;</text:span></text:p>
            <text:p text:style-name="P7"><text:span text:style-name="T11"><text:s text:c="6"/></text:span><text:span text:style-name="T8">&lt;</text:span><text:span text:style-name="T9">username</text:span><text:span text:style-name="T8">&gt;</text:span><text:span text:style-name="T11">...</text:span><text:span text:style-name="T8">&lt;/</text:span><text:span text:style-name="T9">username</text:span><text:span text:style-name="T8">&gt;</text:span></text:p>
            <text:p text:style-name="P7"><text:span text:style-name="T11"><text:s text:c="6"/></text:span><text:span text:style-name="T8">&lt;</text:span><text:span text:style-name="T9">password</text:span><text:span text:style-name="T8">&gt;</text:span><text:span text:style-name="T11">...</text:span><text:span text:style-name="T8">&lt;/</text:span><text:span text:style-name="T9">password</text:span><text:span text:style-name="T8">&gt;</text:span></text:p>
            <text:p text:style-name="P7"><text:span text:style-name="T11"><text:s text:c="6"/></text:span><text:span text:style-name="T8">&lt;</text:span><text:span text:style-name="T9">host</text:span><text:span text:style-name="T8">&gt;</text:span><text:span text:style-name="T11">zenika-proxyserver</text:span><text:span text:style-name="T8">&lt;/</text:span><text:span text:style-name="T9">host</text:span><text:span text:style-name="T8">&gt;</text:span></text:p>
            <text:p text:style-name="P7"><text:span text:style-name="T11"><text:s text:c="6"/></text:span><text:span text:style-name="T8">&lt;</text:span><text:span text:style-name="T9">port</text:span><text:span text:style-name="T8">&gt;</text:span><text:span text:style-name="T11">8000</text:span><text:span text:style-name="T8">&lt;/</text:span><text:span text:style-name="T9">port</text:span><text:span text:style-name="T8">&gt;</text:span></text:p>
            <text:p text:style-name="P7"><text:span text:style-name="T11"><text:s text:c="6"/></text:span><text:span text:style-name="T8">&lt;</text:span><text:span text:style-name="T9">nonProxyHosts</text:span><text:span text:style-name="T8">&gt;</text:span><text:span text:style-name="T11">localhost</text:span><text:span text:style-name="T8">&lt;/</text:span><text:span text:style-name="T9">nonProxyHosts</text:span><text:span text:style-name="T8">&gt;</text:span></text:p>
            <text:p text:style-name="P7"><text:span text:style-name="T11"><text:s text:c="4"/></text:span><text:span text:style-name="T8">&lt;/</text:span><text:span text:style-name="T9">proxy</text:span><text:span text:style-name="T8">&gt;</text:span></text:p>
            <text:p text:style-name="P7"><text:span text:style-name="T10"/></text:p>
            <text:p text:style-name="P7"><text:span text:style-name="T11"><text:s text:c="2"/></text:span><text:span text:style-name="T8">&lt;/</text:span><text:span text:style-name="T9">proxies</text:span><text:span text:style-name="T8">&gt;</text:span></text:p>
            <text:p text:style-name="P7"><text:span text:style-name="T10"><text:s text:c="2"/></text:span><text:span text:style-name="T10">... </text:span></text:p>
            <text:p text:style-name="P7"><text:span text:style-name="T10"/></text:p>
            <text:p text:style-name="P7"><text:span text:style-name="T8">&lt;/</text:span><text:span text:style-name="T9">settings</text:span><text:span text:style-name="T8">&gt;</text:span></text:p>
            <text:p text:style-name="P12"><text:span text:style-name="T13"/></text:p>
          </draw:text-box>
        </draw:frame>
        <draw:custom-shape draw:style-name="gr4" draw:text-style-name="P10" draw:layer="layout" svg:width="7cm" svg:height="4cm" svg:x="12.5cm" svg:y="5cm">
          <text:p text:style-name="P2"><text:span text:style-name="T12">Uniquement</text:span><text:span text:style-name="T12"><text:line-break/></text:span><text:span text:style-name="T12">en cas de non utilisation</text:span><text:span text:style-name="T12"><text:line-break/></text:span><text:span text:style-name="T12">d'un repository</text:span><text:span text:style-name="T12"><text:line-break/></text:span><text:span text:style-name="T12">manag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7" presentation:class="page"/>
          <draw:frame presentation:style-name="pr3" draw:text-style-name="P1" draw:layer="layout" svg:width="13.93cm" svg:height="11.393cm" svg:x="2.54cm" svg:y="12.065cm" presentation:class="notes" presentation:placeholder="true">
            <draw:text-box/>
          </draw:frame>
        </presentation:notes>
      </draw:page>
      <draw:page draw:name="page8"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Utilisation des miroirs</text:p>
          </draw:text-box>
        </draw:frame>
        <draw:frame draw:style-name="gr5" draw:text-style-name="P9" draw:layer="layout" svg:width="19.5cm" svg:height="6.64cm" svg:x="1.436cm" svg:y="11.748cm">
          <draw:text-box>
            <text:p text:style-name="P7"><text:span text:style-name="T10">&lt;!-- fichier settings.xml --&gt;</text:span></text:p>
            <text:p text:style-name="P7"><text:span text:style-name="T8">&lt;</text:span><text:span text:style-name="T9">mirrors</text:span><text:span text:style-name="T8">&gt;</text:span></text:p>
            <text:p text:style-name="P7"><text:span text:style-name="T10"><text:tab/></text:span><text:span text:style-name="T10">...</text:span></text:p>
            <text:p text:style-name="P7"><text:span text:style-name="T11"><text:s text:c="4"/></text:span><text:span text:style-name="T8">&lt;</text:span><text:span text:style-name="T9">mirror</text:span><text:span text:style-name="T8">&gt;</text:span></text:p>
            <text:p text:style-name="P7"><text:span text:style-name="T11"><text:s text:c="6"/></text:span><text:span text:style-name="T8">&lt;</text:span><text:span text:style-name="T9">id</text:span><text:span text:style-name="T8">&gt;</text:span><text:span text:style-name="T11">repoManager</text:span><text:span text:style-name="T8">&lt;/</text:span><text:span text:style-name="T9">id</text:span><text:span text:style-name="T8">&gt;</text:span></text:p>
            <text:p text:style-name="P7"><text:span text:style-name="T11"><text:s text:c="6"/></text:span><text:span text:style-name="T8">&lt;</text:span><text:span text:style-name="T9">mirrorOf</text:span><text:span text:style-name="T8">&gt;</text:span><text:span text:style-name="T14">central</text:span><text:span text:style-name="T8">&lt;/</text:span><text:span text:style-name="T9">mirrorOf</text:span><text:span text:style-name="T8">&gt;</text:span></text:p>
            <text:p text:style-name="P7"><text:span text:style-name="T11"><text:s text:c="6"/></text:span><text:span text:style-name="T8">&lt;</text:span><text:span text:style-name="T9">name</text:span><text:span text:style-name="T8">&gt;</text:span><text:span text:style-name="T11">Mirror of central repository</text:span><text:span text:style-name="T8">&lt;/</text:span><text:span text:style-name="T9">name</text:span><text:span text:style-name="T8">&gt;</text:span></text:p>
            <text:p text:style-name="P7"><text:span text:style-name="T11"><text:s text:c="6"/></text:span><text:span text:style-name="T8">&lt;</text:span><text:span text:style-name="T9">url</text:span><text:span text:style-name="T8">&gt;</text:span><text:span text:style-name="T11">http://zenika.repository/proxy/</text:span><text:span text:style-name="T8">&lt;/</text:span><text:span text:style-name="T9">url</text:span><text:span text:style-name="T8">&gt;</text:span></text:p>
            <text:p text:style-name="P7"><text:span text:style-name="T11"><text:s text:c="4"/></text:span><text:span text:style-name="T8">&lt;/</text:span><text:span text:style-name="T9">mirror</text:span><text:span text:style-name="T8">&gt;</text:span></text:p>
            <text:p text:style-name="P7"><text:span text:style-name="T10"><text:s text:c="4"/></text:span><text:span text:style-name="T10">...</text:span></text:p>
            <text:p text:style-name="P7"><text:span text:style-name="T8">&lt;/</text:span><text:span text:style-name="T9">mirrors</text:span><text:span text:style-name="T8">&gt;</text:span></text:p>
          </draw:text-box>
        </draw:frame>
        <draw:frame presentation:style-name="pr4" draw:text-style-name="P6" draw:layer="layout" svg:width="23.438cm" svg:height="14.03cm" svg:x="0.781cm" svg:y="3.598cm" presentation:class="outline" presentation:user-transformed="true">
          <draw:text-box>
            <text:list text:style-name="L3">
              <text:list-item>
                <text:p text:style-name="P1">Spécification de l'adresse d'un autre repository Maven en lieu et place d'un repository déjà assigné</text:p>
                <text:list>
                  <text:list-item>
                    <text:p>Cas d'utilisations :</text:p>
                    <text:list>
                      <text:list-item>
                        <text:p>Miroir synchronisé sur un repository ayant un débit plus rapide</text:p>
                      </text:list-item>
                      <text:list-item>
                        <text:p>Remplacement d'un ou plusieurs repository Internet par des repository d'entreprise</text:p>
                      </text:list-item>
                    </text:list>
                  </text:list-item>
                </text:list>
              </text:list-item>
              <text:list-item>
                <text:p text:style-name="P1">Utilisation de la balise &lt;mirrorOf&gt; sur le repository définit (accessible via son identifiant)</text:p>
              </text:list-item>
            </text:list>
          </draw:text-box>
        </draw:frame>
        <draw:frame draw:style-name="gr6" draw:text-style-name="P14" draw:layer="layout" svg:width="3.347cm" svg:height="1.987cm" svg:x="21.649cm" svg:y="16.513cm">
          <draw:text-box>
            <text:p text:style-name="P13"><text:span text:style-name="T15">TP0</text:span></text:p>
          </draw:text-box>
        </draw:frame>
        <presentation:notes draw:style-name="dp2">
          <draw:page-thumbnail draw:style-name="gr1" draw:layer="layout" svg:width="12.572cm" svg:height="9.489cm" svg:x="3.219cm" svg:y="1.908cm" draw:page-number="8" presentation:class="page"/>
          <draw:frame presentation:style-name="pr3" draw:text-style-name="P1"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1" svg:font-family="'Arial Unicode MS'" style:font-pitch="variable"/>
    <style:font-face style:name="Courier New3" svg:font-family="'Courier New'" style:font-pitch="variable"/>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1"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99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1" style:font-family-asian="'Arial Unicode MS'" style:font-pitch-asian="variable" style:font-size-asian="20pt" style:font-style-asian="italic" style:font-weight-asian="normal" style:font-name-complex="Arial Unicode MS1"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1" style:font-family-asian="'Arial Unicode MS'" style:font-pitch-asian="variable" style:font-size-asian="28pt" style:font-style-asian="italic" style:font-weight-asian="normal" style:font-name-complex="Arial Unicode MS1"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1" style:font-family-asian="'Arial Unicode MS'" style:font-pitch-asian="variable" style:font-size-asian="20pt" style:font-style-asian="italic" style:font-weight-asian="normal" style:font-name-complex="Arial Unicode MS1"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1" style:font-family-asian="'Arial Unicode MS'" style:font-pitch-asian="variable" style:font-size-asian="28pt" style:font-style-asian="italic" style:font-weight-asian="normal" style:font-name-complex="Arial Unicode MS1"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1" style:font-size-asian="20pt" style:language-asian="zxx" style:country-asian="none" style:font-style-asian="italic" style:font-weight-asian="normal" style:font-name-complex="Arial Unicode MS1"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page-number="1"/>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ber&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ber&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MacOSX_X86_64 LibreOffice_project/05dceb5d363845f2cf968344d7adab8dcfb2ba71</meta:generator>
    <meta:initial-creator>Grégory BOISSINOT</meta:initial-creator>
    <meta:creation-date>2008-03-10T13:37:04</meta:creation-date>
    <dc:date>2014-03-16T12:59:54.604262000</dc:date>
    <meta:editing-cycles>177</meta:editing-cycles>
    <meta:editing-duration>PT20H3M38S</meta:editing-duration>
    <dc:creator>Gregory Boissinot</dc:creator>
    <meta:document-statistic meta:object-count="94"/>
    <meta:user-defined meta:name="Info 1"/>
    <meta:user-defined meta:name="Info 2"/>
    <meta:user-defined meta:name="Info 3"/>
    <meta:user-defined meta:name="Info 4"/>
  </office:meta>
</office:document-meta>
</file>